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f49" officeooo:paragraph-rsid="000fff49"/>
    </style:style>
    <style:style style:name="P2" style:family="paragraph" style:parent-style-name="Standard">
      <style:text-properties officeooo:paragraph-rsid="000fff49"/>
    </style:style>
    <style:style style:name="P3" style:family="paragraph" style:parent-style-name="Standard">
      <style:text-properties officeooo:rsid="00104895" officeooo:paragraph-rsid="0011d4d7"/>
    </style:style>
    <style:style style:name="P4" style:family="paragraph" style:parent-style-name="Standard">
      <style:text-properties officeooo:rsid="0011d4d7" officeooo:paragraph-rsid="0011d4d7"/>
    </style:style>
    <style:style style:name="P5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rsid="000fff49" officeooo:paragraph-rsid="000fff49"/>
    </style:style>
    <style:style style:name="T1" style:family="text">
      <style:text-properties officeooo:rsid="000fff49"/>
    </style:style>
    <style:style style:name="T2" style:family="text">
      <style:text-properties officeooo:rsid="0011d4d7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ority scheduling of threads</text:p>
      <text:p text:style-name="P2"><text:span text:style-name="T1">I created a method called list_pri_high() to sort the list and return the highest priority thread.</text:span></text:p>
      <text:p text:style-name="P1">There is a flag “enable” to decide whether we want to process the thread with priority. And in method get_next_thread_to_run() we get the result based on flag “enable”.</text:p>
      <text:p text:style-name="P1"/>
      <text:p text:style-name="P5">A simple shell thread</text:p>
      <text:p text:style-name="P3">In shell we can run help, ts, run, bg commands. In function <text:span text:style-name="T2">command_line() we read the input to store in a buffer and then analyzing the buffer to decide what is the operating and execute corresponding operating. </text:span></text:p>
      <text:p text:style-name="P3"><text:span text:style-name="T2">In function command_help you can see all commands.</text:span></text:p>
      <text:p text:style-name="P3"><text:span text:style-name="T2">In function command_ts you can get number of threads and <text:s/>call function thread_information_print() which I fetch the status, tid, name and time of thread to <text:s/>print thread information. </text:span></text:p>
      <text:p text:style-name="P4">In function command_bg you can run a thread in background.</text:p>
      <text:p text:style-name="P4">In function command_run you can run a thread by calling function thread_wait which all other threads will keep executing after the thread finish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41:14.411041872</meta:creation-date>
    <dc:date>2015-05-18T21:02:48.580509819</dc:date>
    <meta:editing-duration>PT12M3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58" meta:character-count="967" meta:non-whitespace-character-count="814"/>
  </office:meta>
</office:document-meta>
</file>